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66ff" draw:textarea-horizontal-align="justify" draw:textarea-vertical-align="middle" draw:auto-grow-height="false" fo:min-height="0.559cm" fo:min-width="1.2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79cm"/>
    </style:style>
    <style:style style:name="gr5" style:family="graphic" style:parent-style-name="standard">
      <style:graphic-properties draw:fill-color="#6600cc" draw:textarea-horizontal-align="justify" draw:textarea-vertical-align="middle" draw:auto-grow-height="false" fo:min-height="0.639cm" fo:min-width="0.897cm"/>
    </style:style>
    <style:style style:name="P1" style:family="paragraph">
      <style:paragraph-properties fo:text-align="center"/>
    </style:style>
    <style:style style:name="P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3333" fo:font-size="9pt" style:font-size-asian="9pt" style:font-size-complex="9pt"/>
    </style:style>
    <style:style style:name="P6" style:family="paragraph">
      <loext:graphic-properties draw:fill-color="#6600c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3333" fo:font-size="9pt" style:font-size-asian="9pt" style:font-size-complex="9pt"/>
    </style:style>
    <style:style style:name="T4" style:family="text">
      <style:text-properties fo:color="#ff3333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ff3333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143cm" svg:x="9.382cm" svg:y="2.90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54cm" svg:y1="3.881cm" svg:x2="6.524cm" svg:y2="5.191cm" draw:start-shape="id1" draw:start-glue-point="7" svg:d="M9754 3881l-3230 1310" svg:viewBox="0 0 3231 1311">
          <text:p/>
        </draw:connector>
        <draw:connector draw:style-name="gr2" draw:text-style-name="P3" draw:layer="layout" draw:type="line" svg:x1="10.652cm" svg:y1="4.048cm" svg:x2="10.624cm" svg:y2="5.191cm" draw:start-shape="id1" draw:start-glue-point="8" svg:d="M10652 4048l-28 1143" svg:viewBox="0 0 29 1144">
          <text:p/>
        </draw:connector>
        <draw:connector draw:style-name="gr2" draw:text-style-name="P3" draw:layer="layout" draw:type="line" svg:x1="11.55cm" svg:y1="3.881cm" svg:x2="14.724cm" svg:y2="5.191cm" draw:start-shape="id1" draw:start-glue-point="9" svg:d="M11550 3881l3174 1310" svg:viewBox="0 0 3175 1311">
          <text:p/>
        </draw:connector>
        <draw:frame draw:style-name="gr3" draw:text-style-name="P4" draw:layer="layout" svg:width="1.433cm" svg:height="0.696cm" svg:x="12.503cm" svg:y="3.806cm">
          <draw:text-box>
            <text:p><text:span text:style-name="T2">O</text:span></text:p>
          </draw:text-box>
        </draw:frame>
        <draw:frame draw:style-name="gr3" draw:text-style-name="P4" draw:layer="layout" svg:width="1.433cm" svg:height="0.696cm" svg:x="10.504cm" svg:y="4.206cm">
          <draw:text-box>
            <text:p><text:span text:style-name="T2">F</text:span></text:p>
          </draw:text-box>
        </draw:frame>
        <draw:frame draw:style-name="gr3" draw:text-style-name="P4" draw:layer="layout" svg:width="1.433cm" svg:height="0.696cm" svg:x="7.731cm" svg:y="3.921cm">
          <draw:text-box>
            <text:p><text:span text:style-name="T2">M</text:span></text:p>
          </draw:text-box>
        </draw:frame>
        <draw:frame draw:style-name="gr4" draw:text-style-name="P5" draw:layer="layout" svg:width="1.379cm" svg:height="0.963cm" svg:x="5.844cm" svg:y="8.038cm">
          <draw:text-box>
            <text:p text:style-name="P1"><text:span text:style-name="T3">Yes: </text:span><text:span text:style-name="T4">1</text:span></text:p>
            <text:p text:style-name="P1"><text:span text:style-name="T3"><text:s/></text:span><text:span text:style-name="T3">No: </text:span><text:span text:style-name="T5">1</text:span></text:p>
          </draw:text-box>
        </draw:frame>
        <draw:custom-shape draw:style-name="gr1" draw:text-style-name="P2" xml:id="id2" draw:id="id2" draw:layer="layout" svg:width="2.54cm" svg:height="1.143cm" svg:x="5.283cm" svg:y="5.114cm">
          <text:p text:style-name="P1"><text:span text:style-name="T1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1.397cm" svg:height="0.889cm" svg:x="3.748cm" svg:y="7.0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397cm" svg:height="0.889cm" svg:x="5.848cm" svg:y="7.091cm">
          <text:p text:style-name="P1"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1.397cm" svg:height="0.889cm" svg:x="7.848cm" svg:y="7.091cm">
          <text:p text:style-name="P1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655cm" svg:y1="6.09cm" svg:x2="4.446cm" svg:y2="7.091cm" draw:start-shape="id2" draw:start-glue-point="7" draw:end-shape="id3" draw:end-glue-point="0" svg:d="M5655 6090l-1209 1001" svg:viewBox="0 0 1210 1002">
          <text:p/>
        </draw:connector>
        <draw:connector draw:style-name="gr2" draw:text-style-name="P3" draw:layer="layout" draw:type="line" svg:x1="6.553cm" svg:y1="6.257cm" svg:x2="6.546cm" svg:y2="7.091cm" draw:start-shape="id2" draw:start-glue-point="8" draw:end-shape="id4" svg:d="M6553 6257l-7 834" svg:viewBox="0 0 8 835">
          <text:p/>
        </draw:connector>
        <draw:connector draw:style-name="gr2" draw:text-style-name="P3" draw:layer="layout" draw:type="line" svg:x1="7.451cm" svg:y1="6.09cm" svg:x2="8.546cm" svg:y2="7.091cm" draw:start-shape="id2" draw:start-glue-point="9" draw:end-shape="id5" draw:end-glue-point="0" svg:d="M7451 6090l1095 1001" svg:viewBox="0 0 1096 1002">
          <text:p/>
        </draw:connector>
        <draw:frame draw:style-name="gr4" draw:text-style-name="P5" draw:layer="layout" svg:width="1.379cm" svg:height="0.963cm" svg:x="3.72cm" svg:y="8.032cm">
          <draw:text-box>
            <text:p text:style-name="P1"><text:span text:style-name="T3">Yes: </text:span><text:span text:style-name="T5">3</text:span></text:p>
            <text:p text:style-name="P1"><text:span text:style-name="T3"><text:s/></text:span><text:span text:style-name="T3">No: </text:span><text:span text:style-name="T4">0</text:span></text:p>
          </draw:text-box>
        </draw:frame>
        <draw:frame draw:style-name="gr4" draw:text-style-name="P5" draw:layer="layout" svg:width="1.379cm" svg:height="0.963cm" svg:x="7.856cm" svg:y="8.033cm">
          <draw:text-box>
            <text:p text:style-name="P1"><text:span text:style-name="T3">Yes: </text:span><text:span text:style-name="T5">1</text:span></text:p>
            <text:p text:style-name="P1"><text:span text:style-name="T3"><text:s/></text:span><text:span text:style-name="T3">No: </text:span><text:span text:style-name="T4">0</text:span></text:p>
          </draw:text-box>
        </draw:frame>
        <draw:frame draw:style-name="gr3" draw:text-style-name="P4" draw:layer="layout" svg:width="1.666cm" svg:height="0.696cm" svg:x="3.558cm" svg:y="6.146cm">
          <draw:text-box>
            <text:p><text:span text:style-name="T2">young</text:span></text:p>
          </draw:text-box>
        </draw:frame>
        <draw:frame draw:style-name="gr3" draw:text-style-name="P4" draw:layer="layout" svg:width="1.433cm" svg:height="0.696cm" svg:x="7.859cm" svg:y="6.146cm">
          <draw:text-box>
            <text:p><text:span text:style-name="T2">old</text:span></text:p>
          </draw:text-box>
        </draw:frame>
        <draw:frame draw:style-name="gr3" draw:text-style-name="P4" draw:layer="layout" svg:width="1.899cm" svg:height="0.696cm" svg:x="5.596cm" svg:y="6.346cm">
          <draw:text-box>
            <text:p><text:span text:style-name="T2">midd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20:21:35.786306681</meta:creation-date>
    <dc:date>2019-12-03T18:44:56.216613887</dc:date>
    <meta:editing-duration>PT35M18S</meta:editing-duration>
    <meta:editing-cycles>6</meta:editing-cycles>
    <meta:generator>LibreOffice/6.0.7.3$Linux_X86_64 LibreOffice_project/00m0$Build-3</meta:generator>
    <meta:document-statistic meta:object-count="20"/>
  </office:meta>
</office:document-meta>
</file>